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001cm" table:align="margins" style:writing-mode="page"/>
    </style:style>
    <style:style style:name="Tableau1.A" style:family="table-column">
      <style:table-column-properties style:column-width="1.499cm" style:rel-column-width="5171*"/>
    </style:style>
    <style:style style:name="Tableau1.B" style:family="table-column">
      <style:table-column-properties style:column-width="8.001cm" style:rel-column-width="27596*"/>
    </style:style>
    <style:style style:name="Tableau1.D" style:family="table-column">
      <style:table-column-properties style:column-width="8.001cm" style:rel-column-width="27597*"/>
    </style:style>
    <style:style style:name="Tableau1.A1" style:family="table-cell">
      <style:table-cell-properties fo:padding="0.049cm" fo:border="none"/>
    </style:style>
    <style:style style:name="Tableau1.B1" style:family="table-cell">
      <style:table-cell-properties fo:padding="0.049cm" fo:border-left="none" fo:border-right="1pt solid #000000" fo:border-top="none" fo:border-bottom="none"/>
    </style:style>
    <style:style style:name="Tableau1.C1" style:family="table-cell">
      <style:table-cell-properties fo:padding="0cm" fo:border="none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 style:writing-mode="page">
        <style:tab-stops/>
      </style:paragraph-properties>
      <style:text-properties style:font-name="Liberation Serif" fo:font-style="normal" fo:font-weight="bold" officeooo:rsid="0025d8ae" officeooo:paragraph-rsid="0029dc67" style:font-weight-asian="bold" style:font-weight-complex="bold"/>
    </style:style>
    <style:style style:name="P2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style:font-name="Liberation Serif" fo:font-style="normal" fo:font-weight="bold" officeooo:rsid="0025d8ae" officeooo:paragraph-rsid="0025d8ae" style:font-weight-asian="bold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 style:writing-mode="page">
        <style:tab-stops/>
      </style:paragraph-properties>
      <style:text-properties style:font-name="Liberation Serif" fo:font-style="normal" fo:font-weight="bold" officeooo:rsid="00260ba7" officeooo:paragraph-rsid="0029dc67" style:font-weight-asian="bold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writing-mode="page">
        <style:tab-stops/>
      </style:paragraph-properties>
      <style:text-properties style:font-name="Liberation Serif" fo:font-style="normal" fo:font-weight="bold" officeooo:rsid="0026ea5f" officeooo:paragraph-rsid="0029dc67" style:font-weight-asian="bold" style:font-weight-complex="bold"/>
    </style:style>
    <style:style style:name="P5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style:font-name="Liberation Serif" fo:font-style="normal" officeooo:rsid="0018c3dc" officeooo:paragraph-rsid="0018c3dc"/>
    </style:style>
    <style:style style:name="P6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style:font-name="Liberation Serif" fo:font-style="normal" officeooo:rsid="0025d8ae" officeooo:paragraph-rsid="0029dc67"/>
    </style:style>
    <style:style style:name="P7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style:font-name="Liberation Serif" fo:font-style="normal" officeooo:rsid="0026ea5f" officeooo:paragraph-rsid="0029dc67"/>
    </style:style>
    <style:style style:name="P8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style:font-name="Liberation Serif" fo:font-style="normal" officeooo:rsid="00260ba7" officeooo:paragraph-rsid="0025d8ae"/>
    </style:style>
    <style:style style:name="P9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style:font-name="Liberation Serif" fo:font-style="normal" officeooo:rsid="00260ba7" officeooo:paragraph-rsid="0029dc67"/>
    </style:style>
    <style:style style:name="P10" style:family="paragraph" style:parent-style-name="Standard">
      <style:paragraph-properties fo:margin-left="0.499cm" fo:margin-right="0cm" fo:text-indent="-0.499cm" style:auto-text-indent="false" style:writing-mode="page">
        <style:tab-stops/>
      </style:paragraph-properties>
      <style:text-properties style:font-name="Liberation Serif" fo:font-style="normal" officeooo:rsid="002535d4" officeooo:paragraph-rsid="002535d4"/>
    </style:style>
    <style:style style:name="P11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fo:font-weight="bold" officeooo:rsid="0025d8ae" officeooo:paragraph-rsid="0025d8ae" style:font-weight-asian="bold" style:font-weight-complex="bold"/>
    </style:style>
    <style:style style:name="P12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officeooo:rsid="00260ba7" officeooo:paragraph-rsid="0029dc67"/>
    </style:style>
    <style:style style:name="P13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officeooo:paragraph-rsid="0029dc67"/>
    </style:style>
    <style:style style:name="P14" style:family="paragraph" style:parent-style-name="Standard" style:list-style-name="List_20_1">
      <style:paragraph-properties style:writing-mode="page">
        <style:tab-stops/>
      </style:paragraph-properties>
      <style:text-properties officeooo:rsid="0018c3dc" officeooo:paragraph-rsid="00315685"/>
    </style:style>
    <style:style style:name="P15" style:family="paragraph" style:parent-style-name="Standard" style:list-style-name="List_20_1">
      <style:paragraph-properties style:writing-mode="page">
        <style:tab-stops/>
      </style:paragraph-properties>
      <style:text-properties style:font-name="Liberation Serif" fo:font-style="normal" officeooo:rsid="001d612b" officeooo:paragraph-rsid="00232a2c"/>
    </style:style>
    <style:style style:name="P16" style:family="paragraph" style:parent-style-name="Standard" style:list-style-name="List_20_1">
      <style:paragraph-properties style:writing-mode="page">
        <style:tab-stops/>
      </style:paragraph-properties>
      <style:text-properties style:font-name="Liberation Serif" fo:font-style="normal" officeooo:rsid="001d612b" officeooo:paragraph-rsid="00315685"/>
    </style:style>
    <style:style style:name="P17" style:family="paragraph" style:parent-style-name="Standard" style:list-style-name="List_20_1">
      <style:paragraph-properties style:writing-mode="page">
        <style:tab-stops/>
      </style:paragraph-properties>
      <style:text-properties style:font-name="Liberation Serif" fo:font-style="normal" officeooo:rsid="002535d4" officeooo:paragraph-rsid="002535d4"/>
    </style:style>
    <style:style style:name="P18" style:family="paragraph" style:parent-style-name="Standard" style:list-style-name="List_20_1">
      <style:paragraph-properties style:writing-mode="page">
        <style:tab-stops/>
      </style:paragraph-properties>
      <style:text-properties officeooo:paragraph-rsid="0025d8ae"/>
    </style:style>
    <style:style style:name="T1" style:family="text">
      <style:text-properties style:font-name="Liberation Serif" fo:font-style="normal"/>
    </style:style>
    <style:style style:name="T2" style:family="text">
      <style:text-properties style:font-name="Liberation Serif" fo:font-style="normal" officeooo:rsid="0025d8ae"/>
    </style:style>
    <style:style style:name="T3" style:family="text">
      <style:text-properties style:font-name="Liberation Serif" fo:font-style="normal" officeooo:rsid="0026ea5f"/>
    </style:style>
    <style:style style:name="T4" style:family="text">
      <style:text-properties style:font-name="Liberation Serif" fo:font-style="normal" officeooo:rsid="002eb36b"/>
    </style:style>
    <style:style style:name="T5" style:family="text">
      <style:text-properties style:font-name="Liberation Serif" fo:font-style="normal" officeooo:rsid="002ab377"/>
    </style:style>
    <style:style style:name="T6" style:family="text">
      <style:text-properties style:font-name="Liberation Serif" fo:font-style="normal" officeooo:rsid="002f05da"/>
    </style:style>
    <style:style style:name="T7" style:family="text">
      <style:text-properties style:font-name="Liberation Serif" fo:font-style="normal" officeooo:rsid="0030d82c"/>
    </style:style>
    <style:style style:name="T8" style:family="text">
      <style:text-properties style:font-name="Liberation Serif" fo:font-style="normal" officeooo:rsid="00315685"/>
    </style:style>
    <style:style style:name="T9" style:family="text">
      <style:text-properties style:font-name="Liberation Serif" fo:font-style="normal" officeooo:rsid="00345c60"/>
    </style:style>
    <style:style style:name="T10" style:family="text">
      <style:text-properties officeooo:rsid="001ca194"/>
    </style:style>
    <style:style style:name="T11" style:family="text">
      <style:text-properties officeooo:rsid="0025d8ae"/>
    </style:style>
    <style:style style:name="T12" style:family="text">
      <style:text-properties officeooo:rsid="002a8d88"/>
    </style:style>
    <style:style style:name="T13" style:family="text">
      <style:text-properties officeooo:rsid="002f05da"/>
    </style:style>
    <style:style style:name="T14" style:family="text">
      <style:text-properties officeooo:rsid="003057a9"/>
    </style:style>
    <style:style style:name="T15" style:family="text">
      <style:text-properties officeooo:rsid="00315685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5d8ae" style:font-weight-asian="bold" style:font-weight-complex="bold"/>
    </style:style>
    <style:style style:name="T18" style:family="text">
      <style:text-properties fo:font-weight="bold" officeooo:rsid="002e81cd" style:font-weight-asian="bold" style:font-weight-complex="bold"/>
    </style:style>
    <style:style style:name="T19" style:family="text">
      <style:text-properties fo:font-weight="bold" officeooo:rsid="00315685" style:font-weight-asian="bold" style:font-weight-complex="bold"/>
    </style:style>
    <style:style style:name="T20" style:family="text">
      <style:text-properties fo:font-weight="bold" officeooo:rsid="0032c17e" style:font-weight-asian="bold" style:font-weight-complex="bold"/>
    </style:style>
    <style:style style:name="T21" style:family="text">
      <style:text-properties officeooo:rsid="0022b2d9"/>
    </style:style>
    <style:style style:name="T22" style:family="text">
      <style:text-properties officeooo:rsid="00275ed7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3">Entraînement au </text:span><text:span text:style-name="T10">calcul</text:span> <text:span text:style-name="T10">avec Aplusix web</text:span></text:h>
      <text:p text:style-name="Standard"/>
      <text:p text:style-name="P10"><text:span text:style-name="T19">1</text:span><text:span text:style-name="T17">) </text:span><text:span text:style-name="T20">Faire des exercices sans c</text:span><text:span text:style-name="T18">onnexion</text:span><text:span text:style-name="T16"> :</text:span></text:p>
      <text:list xml:id="list3108728183" text:style-name="List_20_1">
        <text:list-item>
          <text:p text:style-name="P14">Sur tfontanet.github.io, <text:span text:style-name="T12">choisir « Quatrième » puis « Accès à Aplusix web »</text:span><text:span text:style-name="T1"> (en haut) :</text:span></text:p>
        </text:list-item>
        <text:list-item>
          <text:p text:style-name="P14"><text:span text:style-name="T1">Si vous avez le message : « Voulez-vous continuer votre travail du... », </text:span><text:span text:style-name="T9">répondre</text:span><text:span text:style-name="T1"> « Ne plus me le proposer »</text:span></text:p>
        </text:list-item>
        <text:list-item>
          <text:p text:style-name="P15">Attendre la « Préparation des données »</text:p>
        </text:list-item>
        <text:list-item>
          <text:p text:style-name="P16"><text:span text:style-name="T15">A la question « Voulez-vous vous connecter », répondre </text:span><text:span text:style-name="T21">« N</text:span><text:span text:style-name="T22">e plus me le proposer</text:span><text:span text:style-name="T21"> »</text:span></text:p>
        </text:list-item>
        <text:list-item>
          <text:p text:style-name="P17">Faire les exercices, en vérifiant que le « pourcentage de résolu » (en haut) évolue normalement</text:p>
        </text:list-item>
      </text:list>
      <text:p text:style-name="P5"/>
      <text:p text:style-name="P11"><text:span text:style-name="T8">2</text:span><text:span text:style-name="T6">) </text:span><text:span text:style-name="T1">Raccourcis clavier :</text:span>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row>
          <table:table-cell table:style-name="Tableau1.A1" office:value-type="string">
            <text:p text:style-name="P3">entrée</text:p>
            <text:p text:style-name="P4">^</text:p>
            <text:p text:style-name="P1">rac</text:p>
          </table:table-cell>
          <table:table-cell table:style-name="Tableau1.B1" office:value-type="string">
            <text:p text:style-name="P12"><text:span text:style-name="T1">duplique la dernière lign</text:span><text:span text:style-name="T3">e</text:span></text:p>
            <text:p text:style-name="P7"><text:span text:style-name="T11">se transforme en</text:span> puissance</text:p>
            <text:p text:style-name="P13"><text:span text:style-name="T2">se transforme en </text:span><draw:frame draw:style-name="fr1" draw:name="Objet3" text:anchor-type="as-char" svg:y="-0.415cm" svg:width="0.794cm" svg:height="0.504cm" draw:z-index="0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</table:table-cell>
          <table:table-cell table:style-name="Tableau1.C1" office:value-type="string">
            <text:p text:style-name="P1">&lt;&gt;</text:p>
            <text:p text:style-name="P1">pi</text:p>
          </table:table-cell>
          <table:table-cell table:style-name="Tableau1.C1" office:value-type="string">
            <text:p text:style-name="P6">se transforme en ≠</text:p>
            <text:p text:style-name="P9">se transforme en π</text:p>
          </table:table-cell>
        </table:table-row>
      </table:table>
      <text:p text:style-name="P8"/>
      <text:p text:style-name="P2"><text:span text:style-name="T15">3</text:span><text:span text:style-name="T13">) </text:span>Remarque :</text:p>
      <text:list xml:id="list182630889577898" text:continue-numbering="true" text:style-name="List_20_1">
        <text:list-item>
          <text:p text:style-name="P18"><text:span text:style-name="T2">Pour Aplusix, l'écriture </text:span><text:span text:style-name="T2"><draw:frame draw:style-name="fr1" draw:name="Objet1" text:anchor-type="as-char" svg:y="-0.437cm" svg:width="1.244cm" svg:height="0.527cm" draw:z-index="1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2"><text:s/></text:span><text:span text:style-name="T4">n’est pas</text:span><text:span text:style-name="T2"> un résultat </text:span><text:span text:style-name="T4">final</text:span><text:span text:style-name="T2"> </text:span><text:span text:style-name="T9">valide </text:span><text:span text:style-name="T2">car il attend 7</text:span><text:span text:style-name="T5">2</text:span><text:span text:style-name="T2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8T09:51:09.506000000</meta:creation-date>
    <dc:date>2024-08-06T18:26:29.259100152</dc:date>
    <meta:editing-duration>PT1H47M56S</meta:editing-duration>
    <meta:editing-cycles>28</meta:editing-cycles>
    <meta:generator>LibreOffice/7.3.7.2$Linux_X86_64 LibreOffice_project/30$Build-2</meta:generator>
    <meta:document-statistic meta:table-count="1" meta:image-count="0" meta:object-count="2" meta:page-count="1" meta:paragraph-count="20" meta:word-count="139" meta:character-count="727" meta:non-whitespace-character-count="612"/>
  </office:meta>
</office:document-meta>
</file>

<file path=Object 2/content.xml><?xml version="1.0" encoding="utf-8"?>
<math xmlns="http://www.w3.org/1998/Math/MathML" display="block">
  <semantics>
    <msqrt>
      <mspace width="4em"/>
    </msqrt>
    <annotation encoding="StarMath 5.0">sqrt{ ~ ~ }</annotation>
  </semantics>
</math>
</file>

<file path=Object 3/content.xml><?xml version="1.0" encoding="utf-8"?>
<math xmlns="http://www.w3.org/1998/Math/MathML" display="block">
  <semantics>
    <mrow>
      <msup>
        <mn>3</mn>
        <mn>2</mn>
      </msup>
      <mo stretchy="false">×</mo>
      <msup>
        <mn>2</mn>
        <mn>3</mn>
      </msup>
    </mrow>
    <annotation encoding="StarMath 5.0">{3}^{2} times {2}^{3}</annotation>
  </semantics>
</math>
</file>